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11e" officeooo:paragraph-rsid="001cc11e"/>
    </style:style>
    <style:style style:name="P2" style:family="paragraph" style:parent-style-name="Standard" style:list-style-name="L2">
      <style:text-properties officeooo:rsid="001cc11e" officeooo:paragraph-rsid="001cc11e"/>
    </style:style>
    <style:style style:name="P3" style:family="paragraph" style:parent-style-name="Standard" style:list-style-name="L3">
      <style:text-properties officeooo:rsid="001cc11e" officeooo:paragraph-rsid="001cc11e"/>
    </style:style>
    <style:style style:name="P4" style:family="paragraph" style:parent-style-name="Standard" style:list-style-name="L2">
      <style:text-properties officeooo:paragraph-rsid="001cc11e"/>
    </style:style>
    <style:style style:name="T1" style:family="text">
      <style:text-properties officeooo:rsid="001cc11e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7516480529033773" text:style-name="L2">
        <text:list-item>
          <text:p text:style-name="P4"><text:span text:style-name="T1">How much does an adult menu cost?</text:span></text:p>
        </text:list-item>
        <text:list-item>
          <text:p text:style-name="P2">It cost 149 dkk</text:p>
        </text:list-item>
        <text:list-item>
          <text:p text:style-name="P2">Do you want anything to drink?</text:p>
        </text:list-item>
        <text:list-item>
          <text:p text:style-name="P2">Yes, please. I want a big draught beer</text:p>
        </text:list-item>
        <text:list-item>
          <text:p text:style-name="P2">Is the softice included in the price?</text:p>
        </text:list-item>
        <text:list-item>
          <text:p text:style-name="P2">Yes its included</text:p>
        </text:list-item>
        <text:list-item>
          <text:p text:style-name="P2">The kids can play in the play room</text:p>
        </text:list-item>
        <text:list-item>
          <text:p text:style-name="P2">Do you want a piece of roast beef or turkey?</text:p>
        </text:list-item>
        <text:list-item>
          <text:p text:style-name="P2">Yes, please. What kind of sausages do you have for the potato boats?</text:p>
        </text:list-item>
        <text:list-item>
          <text:p text:style-name="P2">We have whisky sauce and paprika sauce. You want whiskysauce?</text:p>
        </text:list-item>
        <text:list-item>
          <text:p text:style-name="P2">Do you have more LEGO french fries? They taste so good</text:p>
        </text:list-item>
        <text:list-item>
          <text:p text:style-name="P2">Just a moment, I will get some more to the buffet.</text:p>
        </text:list-item>
      </text:list>
      <text:p text:style-name="P1"/>
      <text:p text:style-name="P1"/>
      <text:p text:style-name="P1">Tysk</text:p>
      <text:list xml:id="list420381164761802831" text:style-name="L3">
        <text:list-item>
          <text:p text:style-name="P3">Wie viel kosten ein erwachsen menü?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3:33:12.751378687</meta:creation-date>
    <dc:date>2017-05-05T13:40:47.810536145</dc:date>
    <meta:editing-duration>PT7M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19" meta:character-count="547" meta:non-whitespace-character-count="456"/>
  </office:meta>
</office:document-meta>
</file>